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4fcc7" style:font-size-asian="14pt" style:font-size-complex="14pt"/>
    </style:style>
    <style:style style:name="P2" style:family="paragraph" style:parent-style-name="Standard">
      <style:text-properties fo:font-size="14pt" officeooo:paragraph-rsid="000f9650" style:font-size-asian="14pt" style:font-size-complex="14pt"/>
    </style:style>
    <style:style style:name="P3" style:family="paragraph" style:parent-style-name="Standard">
      <style:text-properties fo:font-size="14pt" officeooo:rsid="0004fcc7" officeooo:paragraph-rsid="000f9650" style:font-size-asian="14pt" style:font-size-complex="14pt"/>
    </style:style>
    <style:style style:name="P4" style:family="paragraph" style:parent-style-name="Standard">
      <style:text-properties fo:font-size="14pt" officeooo:rsid="0004fcc7" officeooo:paragraph-rsid="0013c708" style:font-size-asian="14pt" style:font-size-complex="14pt"/>
    </style:style>
    <style:style style:name="P5" style:family="paragraph" style:parent-style-name="Standard">
      <style:text-properties fo:font-size="14pt" officeooo:paragraph-rsid="0013c708" style:font-size-asian="14pt" style:font-size-complex="14pt"/>
    </style:style>
    <style:style style:name="P6" style:family="paragraph" style:parent-style-name="Standard">
      <style:text-properties fo:font-size="14pt" officeooo:paragraph-rsid="0007aa77" style:font-size-asian="14pt" style:font-size-complex="14pt"/>
    </style:style>
    <style:style style:name="P7" style:family="paragraph" style:parent-style-name="Standard">
      <style:text-properties fo:font-size="14pt" officeooo:paragraph-rsid="0018ca57" style:font-size-asian="14pt" style:font-size-complex="14pt"/>
    </style:style>
    <style:style style:name="T1" style:family="text">
      <style:text-properties officeooo:rsid="0004fcc7"/>
    </style:style>
    <style:style style:name="T2" style:family="text">
      <style:text-properties officeooo:rsid="00045b1b"/>
    </style:style>
    <style:style style:name="T3" style:family="text">
      <style:text-properties officeooo:rsid="0007aa77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4fcc7"/>
    </style:style>
    <style:style style:name="T6" style:family="text">
      <style:text-properties style:text-position="super 58%" officeooo:rsid="00045b1b"/>
    </style:style>
    <style:style style:name="T7" style:family="text">
      <style:text-properties style:text-position="super 58%" officeooo:rsid="0007aa77"/>
    </style:style>
    <style:style style:name="T8" style:family="text">
      <style:text-properties style:text-position="super 58%" officeooo:rsid="0013c708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04fcc7"/>
    </style:style>
    <style:style style:name="T11" style:family="text">
      <style:text-properties style:text-position="sub 58%" officeooo:rsid="0007aa77"/>
    </style:style>
    <style:style style:name="T12" style:family="text">
      <style:text-properties style:text-position="sub 58%" officeooo:rsid="0013c708"/>
    </style:style>
    <style:style style:name="T13" style:family="text">
      <style:text-properties officeooo:rsid="0013c708"/>
    </style:style>
    <style:style style:name="T14" style:family="text">
      <style:text-properties style:text-position="0% 100%" officeooo:rsid="00045b1b"/>
    </style:style>
    <style:style style:name="T15" style:family="text">
      <style:text-properties style:text-position="0% 100%" officeooo:rsid="0013c708"/>
    </style:style>
    <style:style style:name="T16" style:family="text">
      <style:text-properties officeooo:rsid="0018c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. </text:span>Γ<text:span text:style-name="T5">count(*)</text:span><text:span text:style-name="T1"> </text:span><text:span text:style-name="T2">(KÖNYV)</text:span></text:p>
      <text:p text:style-name="P1"/>
      <text:p text:style-name="P2"><text:span text:style-name="T13">2. </text:span><text:span text:style-name="T2">Γ</text:span><text:span text:style-name="T5">avg(ar)</text:span><text:span text:style-name="T1"> </text:span><text:span text:style-name="T2">(KÖNYV)</text:span></text:p>
      <text:p text:style-name="P2"/>
      <text:p text:style-name="P3"><text:span text:style-name="T13">3. </text:span><text:span text:style-name="T2">Γ</text:span><text:span text:style-name="T4">min(ar)</text:span> (<text:span text:style-name="T2">KÖNYV</text:span>)</text:p>
      <text:p text:style-name="P3"/>
      <text:p text:style-name="P4"><text:span text:style-name="T15">4. </text:span><text:span text:style-name="T14">Γ</text:span><text:span text:style-name="T4">count(*)</text:span> (ნ<text:span text:style-name="T9">kategoria = “AB”</text:span> (<text:span text:style-name="T2">KÖNYV</text:span>))</text:p>
      <text:p text:style-name="P4"/>
      <text:p text:style-name="P5"><text:span text:style-name="T13">5. </text:span><text:span text:style-name="T2">Γ</text:span><text:span text:style-name="T7">max(ar)</text:span><text:span text:style-name="T3"> </text:span><text:span text:style-name="T1">(ნ</text:span><text:span text:style-name="T10">kategoria = “AB”</text:span><text:span text:style-name="T1"> (</text:span><text:span text:style-name="T2">KÖNYV</text:span><text:span text:style-name="T1">))</text:span></text:p>
      <text:p text:style-name="P6"/>
      <text:p text:style-name="P7"><text:span text:style-name="T13">6. Π</text:span><text:span text:style-name="T11">cim</text:span> (<text:span text:style-name="T1">ნ</text:span><text:span text:style-name="T11">ar</text:span><text:span text:style-name="T9"> &gt; </text:span><text:span text:style-name="T11">atlag_ar</text:span> (<text:span text:style-name="T2">Γ</text:span><text:span text:style-name="T11">cim, atlag_ar </text:span><text:span text:style-name="T8">cim, </text:span><text:span text:style-name="T4">avg(</text:span><text:span text:style-name="T7">ar</text:span><text:span text:style-name="T4">) </text:span><text:span text:style-name="T7">atlag_ar</text:span> (<text:span text:style-name="T2">KÖNYV</text:span>))<text:span text:style-name="T3">)</text:span></text:p>
      <text:p text:style-name="P6"/>
      <text:p text:style-name="P7"><text:span text:style-name="T16">7. </text:span><text:span text:style-name="T2">Γ</text:span><text:span text:style-name="T5">count(*)</text:span> (<text:span text:style-name="T1">ნ</text:span><text:span text:style-name="T11">ar</text:span><text:span text:style-name="T9"> &gt; </text:span><text:span text:style-name="T11">atlag_ar</text:span> (<text:span text:style-name="T2">Γ</text:span><text:span text:style-name="T11">cim, atlag_ar </text:span><text:span text:style-name="T8">cim, </text:span><text:span text:style-name="T4">avg(</text:span><text:span text:style-name="T7">ar</text:span><text:span text:style-name="T4">) </text:span><text:span text:style-name="T7">atlag_ar</text:span> (<text:span text:style-name="T2">KÖNYV</text:span>))<text:span text:style-name="T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1-02-27T11:41:52.841000000</dc:date>
    <meta:editing-duration>PT27M55S</meta:editing-duration>
    <meta:editing-cycles>9</meta:editing-cycles>
    <meta:document-statistic meta:table-count="0" meta:image-count="0" meta:object-count="0" meta:page-count="1" meta:paragraph-count="7" meta:word-count="43" meta:character-count="284" meta:non-whitespace-character-count="248"/>
  </office:meta>
</office:document-meta>
</file>